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veloped NLP models using Python and FastAPI.</text:p>
      <text:p text:style-name="Normal">Implemented resume screening pipelines for 2.5 years.</text:p>
      <text:p text:style-name="Normal">B.Tech in Computer Science, 2021.</text:p>
      <text:p text:style-name="Normal">Worked with spaCy and Transformer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yanth Ramathota</meta:initial-creator>
    <dc:creator>Jayanth Ramathota</dc:creator>
    <meta:creation-date>2026-02-07T16:36:00Z</meta:creation-date>
    <dc:date>2026-02-07T16:37:00Z</dc:date>
    <meta:template xlink:href="Normal.dotm" xlink:type="simple"/>
    <meta:editing-cycles>1</meta:editing-cycles>
    <meta:editing-duration>PT60S</meta:editing-duration>
    <meta:document-statistic meta:page-count="1" meta:paragraph-count="1" meta:word-count="25" meta:character-count="170" meta:row-count="1" meta:non-whitespace-character-count="146"/>
  </office:meta>
</office:document-meta>
</file>